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6f51a" officeooo:paragraph-rsid="0006f51a"/>
    </style:style>
    <style:style style:name="P2" style:family="paragraph" style:parent-style-name="Text_20_body" style:list-style-name="L1">
      <style:text-properties officeooo:rsid="0006f51a" officeooo:paragraph-rsid="000b13e1"/>
    </style:style>
    <style:style style:name="P3" style:family="paragraph" style:parent-style-name="Text_20_body" style:list-style-name="L1">
      <style:text-properties officeooo:rsid="0006f51a" officeooo:paragraph-rsid="000cb80b"/>
    </style:style>
    <style:style style:name="P4" style:family="paragraph" style:parent-style-name="Text_20_body" style:list-style-name="L1">
      <style:text-properties officeooo:rsid="0006f51a" officeooo:paragraph-rsid="000e3f60"/>
    </style:style>
    <style:style style:name="P5" style:family="paragraph" style:parent-style-name="Text_20_body">
      <style:text-properties officeooo:paragraph-rsid="0006f51a"/>
    </style:style>
    <style:style style:name="P6" style:family="paragraph" style:parent-style-name="Text_20_body" style:list-style-name="L1">
      <style:text-properties officeooo:rsid="00079101" officeooo:paragraph-rsid="00079101"/>
    </style:style>
    <style:style style:name="P7" style:family="paragraph" style:parent-style-name="Text_20_body" style:list-style-name="L1">
      <style:text-properties officeooo:rsid="00079101" officeooo:paragraph-rsid="000b13e1"/>
    </style:style>
    <style:style style:name="P8" style:family="paragraph" style:parent-style-name="Text_20_body" style:list-style-name="L1">
      <style:text-properties officeooo:rsid="0009648a" officeooo:paragraph-rsid="0009648a"/>
    </style:style>
    <style:style style:name="P9" style:family="paragraph" style:parent-style-name="Text_20_body" style:list-style-name="L1">
      <style:text-properties officeooo:rsid="0009648a" officeooo:paragraph-rsid="000e3f60"/>
    </style:style>
    <style:style style:name="P10" style:family="paragraph" style:parent-style-name="Heading_20_1">
      <style:text-properties officeooo:rsid="0006f51a" officeooo:paragraph-rsid="0006f51a"/>
    </style:style>
    <style:style style:name="T1" style:family="text">
      <style:text-properties officeooo:rsid="000fc0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Produkter och kategorier</text:h>
      <text:p text:style-name="P5"/>
      <text:list xml:id="list1711601478471412629" text:style-name="L1">
        <text:list-item>
          <text:p text:style-name="P1">Frukter</text:p>
          <text:list>
            <text:list-item>
              <text:p text:style-name="P1">Citrusfrukter</text:p>
            </text:list-item>
            <text:list-item>
              <text:p text:style-name="P1">Exotiska frukter</text:p>
            </text:list-item>
            <text:list-item>
              <text:p text:style-name="P1">Meloner</text:p>
            </text:list-item>
            <text:list-item>
              <text:p text:style-name="P6">Stenfrukter</text:p>
            </text:list-item>
          </text:list>
        </text:list-item>
        <text:list-item>
          <text:p text:style-name="P1">Grönsaker</text:p>
          <text:list>
            <text:list-item>
              <text:p text:style-name="P1">Grönsaksfrukter</text:p>
            </text:list-item>
            <text:list-item>
              <text:p text:style-name="P1">Kål</text:p>
            </text:list-item>
            <text:list-item>
              <text:p text:style-name="P6">Rotfrukter</text:p>
            </text:list-item>
          </text:list>
        </text:list-item>
        <text:list-item>
          <text:p text:style-name="P2">Bär</text:p>
        </text:list-item>
        <text:list-item>
          <text:p text:style-name="P7">Örter</text:p>
        </text:list-item>
        <text:list-item>
          <text:p text:style-name="P2">Nötter</text:p>
          <text:list>
            <text:list-item>
              <text:p text:style-name="P2">Delar av nötter och frön</text:p>
            </text:list-item>
          </text:list>
        </text:list-item>
        <text:list-item>
          <text:p text:style-name="P3">Skafferi</text:p>
          <text:list>
            <text:list-item>
              <text:p text:style-name="P3">Mjöl, socker, salt</text:p>
            </text:list-item>
            <text:list-item>
              <text:p text:style-name="P3">Delar av nötter och frön</text:p>
            </text:list-item>
          </text:list>
        </text:list-item>
        <text:list-item>
          <text:p text:style-name="P4">Bröd</text:p>
        </text:list-item>
        <text:list-item>
          <text:p text:style-name="P4">Kaffe och Thé</text:p>
        </text:list-item>
        <text:list-item>
          <text:p text:style-name="P9">Potatis, ris, pasta</text:p>
          <text:list>
            <text:list-item>
              <text:p text:style-name="P9">Potatis, ris</text:p>
            </text:list-item>
            <text:list-item>
              <text:p text:style-name="P9">Pasta</text:p>
            </text:list-item>
          </text:list>
        </text:list-item>
        <text:list-item>
          <text:p text:style-name="P4">Fisk och skaldjur</text:p>
        </text:list-item>
        <text:list-item>
          <text:p text:style-name="P4">Kött<text:span text:style-name="T1">­</text:span></text:p>
        </text:list-item>
        <text:list-item>
          <text:p text:style-name="P4">Mejeriprodukter</text:p>
        </text:list-item>
        <text:list-item>
          <text:p text:style-name="P1">Kalla drycker</text:p>
        </text:list-item>
        <text:list-item>
          <text:p text:style-name="P6">Sötsak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20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Helsing</meta:initial-creator>
    <meta:creation-date>2015-02-13T09:33:49.269124000</meta:creation-date>
    <dc:date>2015-02-13T13:44:16.897477000</dc:date>
    <dc:creator>Jonathan Helsing</dc:creator>
    <meta:editing-duration>PT3H25M9S</meta:editing-duration>
    <meta:editing-cycles>7</meta:editing-cycles>
    <meta:generator>LibreOffice/4.3.5.2$MacOSX_x86 LibreOffice_project/3a87456aaa6a95c63eea1c1b3201acedf0751bd5</meta:generator>
    <meta:document-statistic meta:table-count="0" meta:image-count="0" meta:object-count="0" meta:page-count="1" meta:paragraph-count="27" meta:word-count="75" meta:character-count="340" meta:non-whitespace-character-count="319"/>
  </office:meta>
</office:document-meta>
</file>